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  <style:font-face style:name="Noto Sans CJK SC" svg:font-family="&quot;Noto Sans CJK S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0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fo:background-color="#FFFFFF"/>
    </style:style>
    <style:style style:name="ce7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30">
      <style:text-properties style:font-name="Calibri1" style:font-name-asian="Calibri1" style:font-name-complex="Calibri1"/>
    </style:style>
    <style:style style:name="ce7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4"/>
    <style:style style:name="ce79" style:family="table-cell" style:parent-style-name="Default" style:data-style-name="N19"/>
    <style:style style:name="ce80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1" style:family="table-cell" style:parent-style-name="Comma" style:data-style-name="N39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2" style:family="table-cell" style:parent-style-name="Comma" style:data-style-name="N39">
      <style:table-cell-properties fo:border="thin solid #000000" style:vertical-align="automatic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Noto Sans CJK SC" style:font-name-asian="Noto Sans CJK SC" style:font-name-complex="Noto Sans CJK S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72583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0.133541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11"/>
        <table:table-column table:style-name="co10" table:number-columns-repeated="1010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301" table:number-columns-spanned="2" table:number-rows-spanned="1" table:style-name="ce69">
            <text:p>73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0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Gastos administrativos y vent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1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0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2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number-columns-spanned="1" table:number-rows-spanned="2" table:style-name="ce74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75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2">
            <text:p>Variaciones</text:p>
          </table:table-cell>
          <table:table-cell table:style-name="ce15"/>
          <table:table-cell table:number-columns-repeated="50" table:style-name="ce9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17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style-name="ce24"/>
          <table:table-cell table:style-name="ce25"/>
          <table:table-cell table:style-name="ce26"/>
          <table:table-cell office:value-type="float" office:value="0" table:style-name="ce27">
            <text:p>-<text:s/></text:p>
          </table:table-cell>
          <table:table-cell table:style-name="ce28"/>
          <table:table-cell table:number-columns-repeated="49" table:style-name="ce8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13</text:p>
          </table:table-cell>
          <table:table-cell office:value-type="string" table:style-name="ce30">
            <text:p>TELEFONO</text:p>
          </table:table-cell>
          <table:table-cell table:style-name="ce29"/>
          <table:table-cell table:number-columns-repeated="3" table:style-name="ce31"/>
          <table:table-cell office:value-type="float" office:value="0" table:formula="of:=[.D12]-[.E12]+[.F12]" table:style-name="ce31">
            <text:p>-<text:s/></text:p>
          </table:table-cell>
          <table:table-cell office:value-type="string" table:style-name="ce29">
            <text:p>6-1-1-02-01-013</text:p>
          </table:table-cell>
          <table:table-cell office:value-type="string" table:style-name="ce29">
            <text:p>TELEFONO</text:p>
          </table:table-cell>
          <table:table-cell office:value-type="float" office:value="0" table:style-name="ce31">
            <text:p>-<text:s/></text:p>
          </table:table-cell>
          <table:table-cell office:value-type="float" office:value="0" table:formula="of:=[.G12]-[.J12]" table:style-name="ce32">
            <text:p>-<text:s/></text:p>
          </table:table-cell>
          <table:table-cell table:style-name="ce28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17</text:p>
          </table:table-cell>
          <table:table-cell office:value-type="string" table:style-name="ce30">
            <text:p>IMPUESTO A LA SALIDA DE DIVISAS</text:p>
          </table:table-cell>
          <table:table-cell table:style-name="ce29"/>
          <table:table-cell office:value-type="float" office:value="4777.47" table:style-name="ce59">
            <text:p><text:s/>4.777<text:s/></text:p>
          </table:table-cell>
          <table:table-cell table:number-columns-repeated="2" table:style-name="ce31"/>
          <table:table-cell office:value-type="float" office:value="4777.47" table:formula="of:=[.D13]-[.E13]+[.F13]" table:style-name="ce59">
            <text:p><text:s/>4.777<text:s/></text:p>
          </table:table-cell>
          <table:table-cell office:value-type="string" table:style-name="ce29">
            <text:p>6-1-1-02-01-017</text:p>
          </table:table-cell>
          <table:table-cell office:value-type="string" table:style-name="ce29">
            <text:p>IMPUESTO A LA SALIDA DE DIVISAS</text:p>
          </table:table-cell>
          <table:table-cell office:value-type="float" office:value="0" table:style-name="ce59">
            <text:p><text:s/>-00<text:s/></text:p>
          </table:table-cell>
          <table:table-cell office:value-type="float" office:value="4777.47" table:formula="of:=[.G13]-[.J13]" table:style-name="ce80">
            <text:p><text:s/>4.777<text:s/></text:p>
          </table:table-cell>
          <table:table-cell table:style-name="ce28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21</text:p>
          </table:table-cell>
          <table:table-cell office:value-type="string" table:style-name="ce30">
            <text:p>SERVICIOS PROF. SOCIEDADES</text:p>
          </table:table-cell>
          <table:table-cell table:style-name="ce29"/>
          <table:table-cell office:value-type="float" office:value="1361.25" table:style-name="ce59">
            <text:p><text:s/>1.361<text:s/></text:p>
          </table:table-cell>
          <table:table-cell table:number-columns-repeated="2" table:style-name="ce31"/>
          <table:table-cell office:value-type="float" office:value="1361.25" table:formula="of:=[.D14]-[.E14]+[.F14]" table:style-name="ce59">
            <text:p><text:s/>1.361<text:s/></text:p>
          </table:table-cell>
          <table:table-cell office:value-type="string" table:style-name="ce29">
            <text:p>6-1-1-02-01-021</text:p>
          </table:table-cell>
          <table:table-cell office:value-type="string" table:style-name="ce29">
            <text:p>SERVICIOS PROF. SOCIEDADES</text:p>
          </table:table-cell>
          <table:table-cell office:value-type="float" office:value="3002.96" table:style-name="ce59">
            <text:p><text:s/>3.003<text:s/></text:p>
          </table:table-cell>
          <table:table-cell office:value-type="float" office:value="-1641.71" table:formula="of:=[.G14]-[.J14]" table:style-name="ce80">
            <text:p><text:s/>-1.642<text:s/></text:p>
          </table:table-cell>
          <table:table-cell table:style-name="ce28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22</text:p>
          </table:table-cell>
          <table:table-cell office:value-type="string" table:style-name="ce30">
            <text:p>Gastos Legales</text:p>
          </table:table-cell>
          <table:table-cell table:style-name="ce29"/>
          <table:table-cell table:style-name="ce59"/>
          <table:table-cell table:number-columns-repeated="2" table:style-name="ce31"/>
          <table:table-cell office:value-type="float" office:value="0" table:formula="of:=[.D15]-[.E15]+[.F15]" table:style-name="ce59">
            <text:p><text:s/>-00<text:s/></text:p>
          </table:table-cell>
          <table:table-cell office:value-type="string" table:style-name="ce29">
            <text:p>6-1-1-02-01-022</text:p>
          </table:table-cell>
          <table:table-cell office:value-type="string" table:style-name="ce29">
            <text:p>Gastos Legales</text:p>
          </table:table-cell>
          <table:table-cell office:value-type="float" office:value="0" table:style-name="ce59">
            <text:p><text:s/>-00<text:s/></text:p>
          </table:table-cell>
          <table:table-cell office:value-type="float" office:value="0" table:formula="of:=[.G15]-[.J15]" table:style-name="ce80">
            <text:p><text:s/>-00<text:s/></text:p>
          </table:table-cell>
          <table:table-cell table:style-name="ce34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30</text:p>
          </table:table-cell>
          <table:table-cell office:value-type="string" table:style-name="ce30">
            <text:p>MOVILIZACIONES</text:p>
          </table:table-cell>
          <table:table-cell table:style-name="ce29"/>
          <table:table-cell table:style-name="ce59"/>
          <table:table-cell table:number-columns-repeated="2" table:style-name="ce31"/>
          <table:table-cell office:value-type="float" office:value="0" table:formula="of:=[.D16]-[.E16]+[.F16]" table:style-name="ce59">
            <text:p><text:s/>-00<text:s/></text:p>
          </table:table-cell>
          <table:table-cell office:value-type="string" table:style-name="ce29">
            <text:p>6-1-1-02-01-030</text:p>
          </table:table-cell>
          <table:table-cell office:value-type="string" table:style-name="ce29">
            <text:p>MOVILIZACIONES</text:p>
          </table:table-cell>
          <table:table-cell office:value-type="float" office:value="30111.61" table:style-name="ce59">
            <text:p><text:s/>30.112<text:s/></text:p>
          </table:table-cell>
          <table:table-cell office:value-type="float" office:value="-30111.61" table:formula="of:=[.G16]-[.J16]" table:style-name="ce80">
            <text:p><text:s/>-30.112<text:s/></text:p>
          </table:table-cell>
          <table:table-cell table:style-name="ce28"/>
          <table:table-cell table:number-columns-repeated="49" table:style-name="ce35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31</text:p>
          </table:table-cell>
          <table:table-cell office:value-type="string" table:style-name="ce30">
            <text:p>Multas e Intereses S.R.I.</text:p>
          </table:table-cell>
          <table:table-cell table:style-name="ce29"/>
          <table:table-cell table:style-name="ce59"/>
          <table:table-cell table:number-columns-repeated="2" table:style-name="ce31"/>
          <table:table-cell office:value-type="float" office:value="0" table:formula="of:=[.D17]-[.E17]+[.F17]" table:style-name="ce59">
            <text:p><text:s/>-00<text:s/></text:p>
          </table:table-cell>
          <table:table-cell office:value-type="string" table:style-name="ce29">
            <text:p>6-1-1-02-01-031</text:p>
          </table:table-cell>
          <table:table-cell office:value-type="string" table:style-name="ce29">
            <text:p>Multas e Intereses S.R.I.</text:p>
          </table:table-cell>
          <table:table-cell office:value-type="float" office:value="42.19" table:style-name="ce59">
            <text:p><text:s/>42<text:s/></text:p>
          </table:table-cell>
          <table:table-cell office:value-type="float" office:value="-42.19" table:formula="of:=[.G17]-[.J17]" table:style-name="ce80">
            <text:p><text:s/>-42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36</text:p>
          </table:table-cell>
          <table:table-cell office:value-type="string" table:style-name="ce30">
            <text:p>SEGUROS CONTRATADOS</text:p>
          </table:table-cell>
          <table:table-cell table:style-name="ce29"/>
          <table:table-cell office:value-type="float" office:value="590.04999999999995" table:style-name="ce59">
            <text:p><text:s/>590<text:s/></text:p>
          </table:table-cell>
          <table:table-cell table:number-columns-repeated="2" table:style-name="ce31"/>
          <table:table-cell office:value-type="float" office:value="590.04999999999995" table:formula="of:=[.D18]-[.E18]+[.F18]" table:style-name="ce59">
            <text:p><text:s/>590<text:s/></text:p>
          </table:table-cell>
          <table:table-cell office:value-type="string" table:style-name="ce29">
            <text:p>6-1-1-02-01-036</text:p>
          </table:table-cell>
          <table:table-cell office:value-type="string" table:style-name="ce29">
            <text:p>SEGUROS CONTRATADOS</text:p>
          </table:table-cell>
          <table:table-cell office:value-type="float" office:value="0.54" table:style-name="ce59">
            <text:p><text:s/>1<text:s/></text:p>
          </table:table-cell>
          <table:table-cell office:value-type="float" office:value="589.51" table:formula="of:=[.G18]-[.J18]" table:style-name="ce80">
            <text:p><text:s/>590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37</text:p>
          </table:table-cell>
          <table:table-cell office:value-type="string" table:style-name="ce30">
            <text:p><text:s/>SERVICIOS PROF. PERS. NATURAL</text:p>
          </table:table-cell>
          <table:table-cell table:style-name="ce29"/>
          <table:table-cell office:value-type="float" office:value="67657.78" table:style-name="ce59">
            <text:p><text:s/>67.658<text:s/></text:p>
          </table:table-cell>
          <table:table-cell table:number-columns-repeated="2" table:style-name="ce31"/>
          <table:table-cell office:value-type="float" office:value="67657.78" table:formula="of:=[.D19]-[.E19]+[.F19]" table:style-name="ce59">
            <text:p><text:s/>67.658<text:s/></text:p>
          </table:table-cell>
          <table:table-cell office:value-type="string" table:style-name="ce29">
            <text:p>6-1-1-02-01-037</text:p>
          </table:table-cell>
          <table:table-cell office:value-type="string" table:style-name="ce29">
            <text:p><text:s/>SERVICIOS PROF. PERS. NATURAL</text:p>
          </table:table-cell>
          <table:table-cell office:value-type="float" office:value="108881.12" table:style-name="ce59">
            <text:p><text:s/>108.881<text:s/></text:p>
          </table:table-cell>
          <table:table-cell office:value-type="float" office:value="-41223.339999999997" table:formula="of:=[.G19]-[.J19]" table:style-name="ce80">
            <text:p><text:s/>-41.223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39</text:p>
          </table:table-cell>
          <table:table-cell office:value-type="string" table:style-name="ce30">
            <text:p><text:s/>SUMINISTROS DE OFICINA</text:p>
          </table:table-cell>
          <table:table-cell table:style-name="ce29"/>
          <table:table-cell office:value-type="float" office:value="22" table:style-name="ce59">
            <text:p><text:s/>22<text:s/></text:p>
          </table:table-cell>
          <table:table-cell table:number-columns-repeated="2" table:style-name="ce31"/>
          <table:table-cell office:value-type="float" office:value="22" table:formula="of:=[.D20]-[.E20]+[.F20]" table:style-name="ce59">
            <text:p><text:s/>22<text:s/></text:p>
          </table:table-cell>
          <table:table-cell office:value-type="string" table:style-name="ce29">
            <text:p>6-1-1-02-01-039</text:p>
          </table:table-cell>
          <table:table-cell office:value-type="string" table:style-name="ce29">
            <text:p><text:s/>SUMINISTROS DE OFICINA</text:p>
          </table:table-cell>
          <table:table-cell office:value-type="float" office:value="0" table:style-name="ce59">
            <text:p><text:s/>-00<text:s/></text:p>
          </table:table-cell>
          <table:table-cell office:value-type="float" office:value="22" table:formula="of:=[.G20]-[.J20]" table:style-name="ce80">
            <text:p><text:s/>22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42</text:p>
          </table:table-cell>
          <table:table-cell office:value-type="string" table:style-name="ce30">
            <text:p><text:s/>TASA - CONTRIBUCION ORGAN - CONTROL</text:p>
          </table:table-cell>
          <table:table-cell table:style-name="ce29"/>
          <table:table-cell office:value-type="float" office:value="3245.59" table:style-name="ce59">
            <text:p><text:s/>3.246<text:s/></text:p>
          </table:table-cell>
          <table:table-cell table:number-columns-repeated="2" table:style-name="ce31"/>
          <table:table-cell office:value-type="float" office:value="3245.59" table:formula="of:=[.D21]-[.E21]+[.F21]" table:style-name="ce59">
            <text:p><text:s/>3.246<text:s/></text:p>
          </table:table-cell>
          <table:table-cell office:value-type="string" table:style-name="ce29">
            <text:p>6-1-1-02-01-042</text:p>
          </table:table-cell>
          <table:table-cell office:value-type="string" table:style-name="ce29">
            <text:p><text:s/>TASA - CONTRIBUCION ORGAN - CONTROL</text:p>
          </table:table-cell>
          <table:table-cell office:value-type="float" office:value="5885.9" table:style-name="ce59">
            <text:p><text:s/>5.886<text:s/></text:p>
          </table:table-cell>
          <table:table-cell office:value-type="float" office:value="-2640.3099999999995" table:formula="of:=[.G21]-[.J21]" table:style-name="ce80">
            <text:p><text:s/>-2.640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47</text:p>
          </table:table-cell>
          <table:table-cell office:value-type="string" table:style-name="ce30">
            <text:p>INTERESES Y COMISIONES A DOCUMENTO</text:p>
          </table:table-cell>
          <table:table-cell table:style-name="ce29"/>
          <table:table-cell office:value-type="float" office:value="154.1" table:style-name="ce59">
            <text:p><text:s/>154<text:s/></text:p>
          </table:table-cell>
          <table:table-cell table:number-columns-repeated="2" table:style-name="ce31"/>
          <table:table-cell office:value-type="float" office:value="154.1" table:formula="of:=[.D22]-[.E22]+[.F22]" table:style-name="ce59">
            <text:p><text:s/>154<text:s/></text:p>
          </table:table-cell>
          <table:table-cell office:value-type="string" table:style-name="ce29">
            <text:p>6-1-1-02-01-047</text:p>
          </table:table-cell>
          <table:table-cell office:value-type="string" table:style-name="ce29">
            <text:p>INTERESES Y COMISIONES A DOCUMENTO</text:p>
          </table:table-cell>
          <table:table-cell office:value-type="float" office:value="0" table:style-name="ce59">
            <text:p><text:s/>-00<text:s/></text:p>
          </table:table-cell>
          <table:table-cell office:value-type="float" office:value="154.1" table:formula="of:=[.G22]-[.J22]" table:style-name="ce80">
            <text:p><text:s/>154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table:style-name="ce29"/>
          <table:table-cell table:style-name="ce30"/>
          <table:table-cell table:style-name="ce29"/>
          <table:table-cell table:number-columns-repeated="3" table:style-name="ce31"/>
          <table:table-cell office:value-type="float" office:value="0" table:formula="of:=[.D23]-[.E23]+[.F23]" table:style-name="ce31">
            <text:p>-<text:s/></text:p>
          </table:table-cell>
          <table:table-cell table:number-columns-repeated="2" table:style-name="ce29"/>
          <table:table-cell table:style-name="ce59"/>
          <table:table-cell office:value-type="float" office:value="0" table:formula="of:=[.G23]-[.J23]" table:style-name="ce80">
            <text:p><text:s/>-00<text:s/></text:p>
          </table:table-cell>
          <table:table-cell table:style-name="ce34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2-02-01-001</text:p>
          </table:table-cell>
          <table:table-cell office:value-type="string" table:style-name="ce30">
            <text:p>Gastos de Gestión</text:p>
          </table:table-cell>
          <table:table-cell table:style-name="ce29"/>
          <table:table-cell table:number-columns-repeated="3" table:style-name="ce31"/>
          <table:table-cell office:value-type="float" office:value="0" table:formula="of:=[.D24]-[.E24]+[.F24]" table:style-name="ce31">
            <text:p>-<text:s/></text:p>
          </table:table-cell>
          <table:table-cell office:value-type="string" table:style-name="ce29">
            <text:p>6-1-2-02-01-001</text:p>
          </table:table-cell>
          <table:table-cell office:value-type="string" table:style-name="ce29">
            <text:p>Gastos de Gestión</text:p>
          </table:table-cell>
          <table:table-cell office:value-type="float" office:value="656.84" table:style-name="ce59">
            <text:p><text:s/>657<text:s/></text:p>
          </table:table-cell>
          <table:table-cell office:value-type="float" office:value="-656.84" table:formula="of:=[.G24]-[.J24]" table:style-name="ce80">
            <text:p><text:s/>-657<text:s/></text:p>
          </table:table-cell>
          <table:table-cell table:style-name="ce28"/>
          <table:table-cell table:number-columns-repeated="49" table:style-name="ce35"/>
          <table:table-cell table:number-columns-repeated="16323"/>
        </table:table-row>
        <table:table-row table:style-name="ro2">
          <table:table-cell office:value-type="string" table:style-name="ce29">
            <text:p>6-1-2-02-01-049</text:p>
          </table:table-cell>
          <table:table-cell office:value-type="string" table:style-name="ce30">
            <text:p>OTROS NO DEDUCIBLES</text:p>
          </table:table-cell>
          <table:table-cell table:style-name="ce29"/>
          <table:table-cell table:number-columns-repeated="3" table:style-name="ce31"/>
          <table:table-cell office:value-type="float" office:value="0" table:formula="of:=[.D25]-[.E25]+[.F25]" table:style-name="ce31">
            <text:p>-<text:s/></text:p>
          </table:table-cell>
          <table:table-cell office:value-type="string" table:style-name="ce29">
            <text:p>6-1-2-02-01-049</text:p>
          </table:table-cell>
          <table:table-cell office:value-type="string" table:style-name="ce29">
            <text:p>OTROS NO DEDUCIBLES</text:p>
          </table:table-cell>
          <table:table-cell office:value-type="float" office:value="36.36" table:style-name="ce59">
            <text:p><text:s/>36<text:s/></text:p>
          </table:table-cell>
          <table:table-cell office:value-type="float" office:value="-36.36" table:formula="of:=[.G25]-[.J25]" table:style-name="ce80">
            <text:p><text:s/>-36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table:style-name="ce29"/>
          <table:table-cell table:style-name="ce30"/>
          <table:table-cell table:style-name="ce29"/>
          <table:table-cell table:number-columns-repeated="4" table:style-name="ce31"/>
          <table:table-cell table:number-columns-repeated="2" table:style-name="ce29"/>
          <table:table-cell table:style-name="ce31"/>
          <table:table-cell office:value-type="float" office:value="0" table:formula="of:=[.G26]-[.J26]" table:style-name="ce32">
            <text:p>-<text:s/></text:p>
          </table:table-cell>
          <table:table-cell table:style-name="ce17"/>
          <table:table-cell table:number-columns-repeated="49" table:style-name="ce33"/>
          <table:table-cell table:number-columns-repeated="16323"/>
        </table:table-row>
        <table:table-row table:style-name="ro2">
          <table:table-cell table:style-name="ce36"/>
          <table:table-cell table:style-name="ce37"/>
          <table:table-cell table:style-name="ce38"/>
          <table:table-cell table:number-columns-repeated="4" table:style-name="ce39"/>
          <table:table-cell table:number-columns-repeated="2" table:style-name="ce40"/>
          <table:table-cell table:style-name="ce39"/>
          <table:table-cell table:style-name="ce27"/>
          <table:table-cell table:style-name="ce17"/>
          <table:table-cell table:number-columns-repeated="49" table:style-name="ce8"/>
          <table:table-cell table:number-columns-repeated="16323"/>
        </table:table-row>
        <table:table-row table:style-name="ro4">
          <table:table-cell table:style-name="ce41"/>
          <table:table-cell table:number-columns-repeated="2" table:style-name="ce42"/>
          <table:table-cell table:style-name="ce43"/>
          <table:table-cell table:style-name="ce8"/>
          <table:table-cell table:style-name="ce25"/>
          <table:table-cell table:number-columns-repeated="2" table:style-name="ce24"/>
          <table:table-cell table:style-name="ce43"/>
          <table:table-cell table:style-name="ce21"/>
          <table:table-cell table:style-name="ce44"/>
          <table:table-cell table:style-name="ce45"/>
          <table:table-cell table:number-columns-repeated="49" table:style-name="ce8"/>
          <table:table-cell table:number-columns-repeated="16323"/>
        </table:table-row>
        <table:table-row table:style-name="ro5">
          <table:table-cell table:style-name="ce46"/>
          <table:table-cell office:value-type="string" table:style-name="ce47">
            <text:p>Total</text:p>
          </table:table-cell>
          <table:table-cell table:style-name="ce47"/>
          <table:table-cell office:value-type="float" office:value="77808.240000000005" table:formula="of:=SUM([.D11:.D26])" table:style-name="ce82">
            <text:p><text:s/>77.808<text:s/></text:p>
          </table:table-cell>
          <table:table-cell office:value-type="float" office:value="0" table:formula="of:=SUM([.E11:.E26])" table:style-name="ce46">
            <text:p>-<text:s/></text:p>
          </table:table-cell>
          <table:table-cell office:value-type="float" office:value="0" table:formula="of:=SUM([.F11:.F26])" table:style-name="ce46">
            <text:p>-<text:s/></text:p>
          </table:table-cell>
          <table:table-cell office:value-type="float" office:value="77808.240000000005" table:formula="of:=SUM([.G11:.G26])" table:style-name="ce82">
            <text:p><text:s/>77.808<text:s/></text:p>
          </table:table-cell>
          <table:table-cell table:number-columns-repeated="2" table:style-name="ce46"/>
          <table:table-cell office:value-type="float" office:value="148617.51999999996" table:formula="of:=SUM([.J11:.J26])" table:style-name="ce82">
            <text:p><text:s/>148.618<text:s/></text:p>
          </table:table-cell>
          <table:table-cell office:value-type="float" office:value="-70809.279999999984" table:formula="of:=SUM([.K11:.K26])" table:style-name="ce81">
            <text:p><text:s/>-70.809<text:s/></text:p>
          </table:table-cell>
          <table:table-cell table:style-name="ce48"/>
          <table:table-cell table:number-columns-repeated="16372" table:style-name="ce4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50"/>
          <table:table-cell office:value-type="string" table:style-name="ce51">
            <text:p>Saldo al</text:p>
          </table:table-cell>
          <table:table-cell office:value-type="string" table:style-name="ce52">
            <text:p>Saldo al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3">
            <text:p>Nota a los estados financieros:</text:p>
          </table:table-cell>
          <table:table-cell table:style-name="ce53"/>
          <table:table-cell office:value-type="date" office:date-value="2020-12-31T00:00:00" table:style-name="ce54">
            <text:p>31/12/2020</text:p>
          </table:table-cell>
          <table:table-cell office:value-type="date" office:date-value="2019-12-31T00:00:00" table:style-name="ce55">
            <text:p>31/12/2019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6"/>
          <table:table-cell table:style-name="ce57"/>
          <table:table-cell table:style-name="ce58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Honorarios por servicios profesionales</text:p>
          </table:table-cell>
          <table:table-cell table:style-name="ce56"/>
          <table:table-cell office:value-type="float" office:value="69019.03" table:formula="of:=[.G14]+[.G19]" table:style-name="ce59">
            <text:p><text:s/>69.019<text:s/></text:p>
          </table:table-cell>
          <table:table-cell office:value-type="float" office:value="111884.08" table:formula="of:=[.J14]+[.J19]" table:style-name="ce59">
            <text:p><text:s/>111.884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Gastos de movilización</text:p>
          </table:table-cell>
          <table:table-cell table:style-name="ce56"/>
          <table:table-cell office:value-type="float" office:value="0" table:formula="of:=[.G16]" table:style-name="ce59">
            <text:p><text:s/>-00<text:s/></text:p>
          </table:table-cell>
          <table:table-cell office:value-type="float" office:value="30111.61" table:formula="of:=[.J16]" table:style-name="ce59">
            <text:p><text:s/>30.112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Tasas y contribuciones</text:p>
          </table:table-cell>
          <table:table-cell table:style-name="ce56"/>
          <table:table-cell office:value-type="float" office:value="3245.59" table:formula="of:=[.G21]" table:style-name="ce59">
            <text:p><text:s/>3.246<text:s/></text:p>
          </table:table-cell>
          <table:table-cell office:value-type="float" office:value="5885.9" table:formula="of:=[.J21]" table:style-name="ce59">
            <text:p><text:s/>5.886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Gastos de gestión</text:p>
          </table:table-cell>
          <table:table-cell table:style-name="ce56"/>
          <table:table-cell office:value-type="float" office:value="0" table:formula="of:=[.G24]" table:style-name="ce59">
            <text:p><text:s/>-00<text:s/></text:p>
          </table:table-cell>
          <table:table-cell office:value-type="float" office:value="656.84" table:formula="of:=[.J24]" table:style-name="ce59">
            <text:p><text:s/>657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Otros</text:p>
          </table:table-cell>
          <table:table-cell table:style-name="ce56"/>
          <table:table-cell office:value-type="float" office:value="5543.6200000000008" table:formula="of:=[.G12]+[.G13]+[.G15]+[.G17]+[.G18]+[.G20]+[.G25]+[.G22]" table:style-name="ce59">
            <text:p><text:s/>5.544<text:s/></text:p>
          </table:table-cell>
          <table:table-cell office:value-type="float" office:value="79.09" table:formula="of:=[.J12]+[.J13]+[.J15]+[.J17]+[.J18]+[.J20]+[.J25]+[.J22]" table:style-name="ce59">
            <text:p><text:s/>79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6"/>
          <table:table-cell table:style-name="ce57"/>
          <table:table-cell table:style-name="ce58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Total</text:p>
          </table:table-cell>
          <table:table-cell table:style-name="ce61"/>
          <table:table-cell office:value-type="float" office:value="77808.239999999991" table:formula="of:=+SUM([.D35:.D40])" table:style-name="ce82">
            <text:p><text:s/>77.808<text:s/></text:p>
          </table:table-cell>
          <table:table-cell office:value-type="float" office:value="148617.51999999999" table:formula="of:=+SUM([.E35:.E40])" table:style-name="ce82">
            <text:p><text:s/>148.618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2"/>
          <table:table-cell table:style-name="ce63"/>
          <table:table-cell table:style-name="ce64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65">
            <text:p>Fuente:</text:p>
          </table:table-cell>
          <table:table-cell table:number-columns-repeated="15" table:style-name="ce66"/>
          <table:table-cell table:number-columns-repeated="16368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67">
            <text:p>Objetivo: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5" table:style-name="ce9"/>
          <table:table-cell table:number-columns-repeated="16368"/>
        </table:table-row>
        <table:table-row table:number-rows-repeated="2"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67">
            <text:p>Observaciones: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68">
            <text:p>Conclusiones (A ser completado por el Auditor a cargo del compromiso):</text:p>
          </table:table-cell>
          <table:table-cell table:number-columns-repeated="15" table:style-name="ce9"/>
          <table:table-cell table:number-columns-repeated="16368"/>
        </table:table-row>
        <table:table-row table:number-rows-repeated="4" table:style-name="ro2">
          <table:table-cell table:number-columns-repeated="16" table:style-name="ce9"/>
          <table:table-cell table:number-columns-repeated="16368"/>
        </table:table-row>
        <table:table-row table:number-rows-repeated="1048516" table:style-name="ro2">
          <table:table-cell table:number-columns-repeated="16384"/>
        </table:table-row>
      </table:table>
      <table:table table:name="Mayor_Gastos" table:style-name="ta1"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107" table:default-cell-style-name="ce1"/>
        <table:table-column table:style-name="co11" table:number-columns-repeated="16274" table:default-cell-style-name="ce1"/>
        <table:table-row table:style-name="ro6">
          <table:table-cell office:value-type="float" office:value="967" table:style-name="ce1">
            <text:p>967</text:p>
          </table:table-cell>
          <table:table-cell office:value-type="string" table:style-name="ce76">
            <text:p>6-1-1-02-01-017</text:p>
          </table:table-cell>
          <table:table-cell office:value-type="string" table:style-name="ce77">
            <text:p>Impuesto a la Salida de Divisas</text:p>
          </table:table-cell>
          <table:table-cell office:value-type="float" office:value="0" table:style-name="ce1">
            <text:p>0</text:p>
          </table:table-cell>
          <table:table-cell office:value-type="float" office:value="4777.47" table:style-name="ce78">
            <text:p>4.777,47</text:p>
          </table:table-cell>
          <table:table-cell office:value-type="float" office:value="0" table:style-name="ce1">
            <text:p>0</text:p>
          </table:table-cell>
          <table:table-cell office:value-type="float" office:value="4777.47" table:style-name="ce78">
            <text:p>4.777,47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346" table:style-name="ce1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string" table:style-name="ce76">
            <text:p><text:s/>1,339.28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78">
            <text:p>1.339,28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702" table:style-name="ce1">
            <text:p>183702</text:p>
          </table:table-cell>
          <table:table-cell office:value-type="date" office:date-value="2020-08-31T00:00:00" table:style-name="ce79">
            <text:p>31/08/2020</text:p>
          </table:table-cell>
          <table:table-cell office:value-type="string" table:style-name="ce1">
            <text:p>ND 178197-0 :ND:0-178197 EverExceed - PO #TD023-20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string" table:style-name="ce76">
            <text:p><text:s/>4,777.47</text:p>
          </table:table-cell>
          <table:table-cell office:value-type="float" office:value="0" table:style-name="ce1">
            <text:p>0</text:p>
          </table:table-cell>
          <table:table-cell office:value-type="float" office:value="3438.19" table:style-name="ce78">
            <text:p>3.438,19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202" table:style-name="ce1">
            <text:p>185202</text:p>
          </table:table-cell>
          <table:table-cell office:value-type="date" office:date-value="2020-09-30T00:00:00" table:style-name="ce79">
            <text:p>30/09/2020</text:p>
          </table:table-cell>
          <table:table-cell office:value-type="string" table:style-name="ce1">
            <text:p>ND 128373-3 :ND:3-128373 EverExceed - PO #TD023-20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6">
          <table:table-cell office:value-type="float" office:value="970" table:style-name="ce1">
            <text:p>970</text:p>
          </table:table-cell>
          <table:table-cell office:value-type="string" table:style-name="ce76">
            <text:p>6-1-1-02-01-021</text:p>
          </table:table-cell>
          <table:table-cell office:value-type="string" table:style-name="ce77">
            <text:p>SERVICIOS PROF. SOCIEDADES</text:p>
          </table:table-cell>
          <table:table-cell office:value-type="float" office:value="0" table:style-name="ce1">
            <text:p>0</text:p>
          </table:table-cell>
          <table:table-cell office:value-type="float" office:value="2486.25" table:style-name="ce78">
            <text:p>2.486,25</text:p>
          </table:table-cell>
          <table:table-cell office:value-type="float" office:value="1125" table:style-name="ce78">
            <text:p>1.125,00</text:p>
          </table:table-cell>
          <table:table-cell office:value-type="float" office:value="1361.25" table:style-name="ce78">
            <text:p>1.361,25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78"/>
          <table:table-cell table:number-columns-repeated="6" table:style-name="ce1"/>
          <table:table-cell table:style-name="ce79"/>
          <table:table-cell table:style-name="ce1"/>
          <table:table-cell table:style-name="ce78"/>
          <table:table-cell table:number-columns-repeated="6" table:style-name="ce1"/>
          <table:table-cell table:style-name="ce79"/>
          <table:table-cell table:style-name="ce1"/>
          <table:table-cell table:style-name="ce78"/>
          <table:table-cell table:number-columns-repeated="6" table:style-name="ce1"/>
          <table:table-cell table:style-name="ce79"/>
          <table:table-cell table:style-name="ce1"/>
          <table:table-cell table:style-name="ce78"/>
          <table:table-cell table:number-columns-repeated="6" table:style-name="ce1"/>
          <table:table-cell table:style-name="ce79"/>
          <table:table-cell table:number-columns-repeated="2" table:style-name="ce1"/>
          <table:table-cell table:style-name="ce78"/>
          <table:table-cell table:number-columns-repeated="5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301" table:style-name="ce1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string" table:style-name="ce76">
            <text:p><text:s/>850.00</text:p>
          </table:table-cell>
          <table:table-cell office:value-type="float" office:value="0" table:style-name="ce1">
            <text:p>0</text:p>
          </table:table-cell>
          <table:table-cell office:value-type="float" office:value="850" table:style-name="ce1">
            <text:p>85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string" table:style-name="ce76">
            <text:p><text:s/>1,975.00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78">
            <text:p>1.125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402" table:style-name="ce1">
            <text:p>178402</text:p>
          </table:table-cell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ND 571002-0 :ND:0-571002 Pago factura Ec. Nogales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string" table:style-name="ce76">
            <text:p><text:s/>850.00</text:p>
          </table:table-cell>
          <table:table-cell office:value-type="float" office:value="1125" table:style-name="ce78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502" table:style-name="ce1">
            <text:p>178502</text:p>
          </table:table-cell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NC 328998-0 :NC:0-328998 Se reversa transferencia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string" table:style-name="ce76">
            <text:p><text:s/>1,050.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string" table:style-name="ce76">
            <text:p><text:s/>1,250.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9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string" table:style-name="ce76">
            <text:p><text:s/>1,298.75</text:p>
          </table:table-cell>
          <table:table-cell office:value-type="float" office:value="0" table:style-name="ce1">
            <text:p>0</text:p>
          </table:table-cell>
          <table:table-cell office:value-type="float" office:value="48.75" table:style-name="ce1">
            <text:p>48,7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9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string" table:style-name="ce76">
            <text:p><text:s/>1,361.25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9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6">
          <table:table-cell office:value-type="float" office:value="978" table:style-name="ce1">
            <text:p>978</text:p>
          </table:table-cell>
          <table:table-cell office:value-type="string" table:style-name="ce76">
            <text:p>6-1-1-02-01-036</text:p>
          </table:table-cell>
          <table:table-cell office:value-type="string" table:style-name="ce77">
            <text:p>SEGUROS CONTRATADOS</text:p>
          </table:table-cell>
          <table:table-cell office:value-type="float" office:value="0" table:style-name="ce1">
            <text:p>0</text:p>
          </table:table-cell>
          <table:table-cell office:value-type="float" office:value="1381.29" table:style-name="ce78">
            <text:p>1.381,29</text:p>
          </table:table-cell>
          <table:table-cell office:value-type="float" office:value="791.24" table:style-name="ce1">
            <text:p>791,24</text:p>
          </table:table-cell>
          <table:table-cell office:value-type="float" office:value="590.04999999999995" table:style-name="ce1">
            <text:p>590,05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283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string" table:style-name="ce76">
            <text:p><text:s/>59.69</text:p>
          </table:table-cell>
          <table:table-cell office:value-type="float" office:value="0" table:style-name="ce1">
            <text:p>0</text:p>
          </table:table-cell>
          <table:table-cell office:value-type="float" office:value="59.69" table:style-name="ce1">
            <text:p>59,69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9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string" table:style-name="ce76">
            <text:p><text:s/>291.79</text:p>
          </table:table-cell>
          <table:table-cell office:value-type="float" office:value="0" table:style-name="ce1">
            <text:p>0</text:p>
          </table:table-cell>
          <table:table-cell office:value-type="float" office:value="232.1" table:style-name="ce1">
            <text:p>232,1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9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string" table:style-name="ce76">
            <text:p><text:s/>568.09</text:p>
          </table:table-cell>
          <table:table-cell office:value-type="float" office:value="0" table:style-name="ce1">
            <text:p>0</text:p>
          </table:table-cell>
          <table:table-cell office:value-type="float" office:value="276.3" table:style-name="ce1">
            <text:p>276,3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9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string" table:style-name="ce76">
            <text:p><text:s/>791.24</text:p>
          </table:table-cell>
          <table:table-cell office:value-type="float" office:value="0" table:style-name="ce1">
            <text:p>0</text:p>
          </table:table-cell>
          <table:table-cell office:value-type="float" office:value="223.15" table:style-name="ce1">
            <text:p>223,15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7">
          <table:table-cell office:value-type="float" office:value="983" table:style-name="ce1">
            <text:p>983</text:p>
          </table:table-cell>
          <table:table-cell office:value-type="string" table:style-name="ce76">
            <text:p><text:s/>514.94</text:p>
          </table:table-cell>
          <table:table-cell office:value-type="float" office:value="276.3" table:style-name="ce1">
            <text:p>276,3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<text:span text:style-name="T1">PO #TD021-20 EVEREXCCED- F269335 LIQUIDACI</text:span><text:span text:style-name="T2">ﾓ</text:span><text:span text:style-name="T1">N DE IMPORTACI</text:span><text:span text:style-name="T2">ﾓ</text:span><text:span text:style-name="T1">N BATERIAS DM-12120 Y HR-1280</text:span>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7">
          <table:table-cell office:value-type="float" office:value="984" table:style-name="ce1">
            <text:p>984</text:p>
          </table:table-cell>
          <table:table-cell office:value-type="string" table:style-name="ce76">
            <text:p><text:s/>455.25</text:p>
          </table:table-cell>
          <table:table-cell office:value-type="float" office:value="59.69" table:style-name="ce1">
            <text:p>59,69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<text:span text:style-name="T1">PO #TD020-19 EVEREXCCED- F264304 LIQUIDACI</text:span><text:span text:style-name="T2">ﾓ</text:span><text:span text:style-name="T1">N DE IMPORTACI</text:span><text:span text:style-name="T2">ﾓ</text:span><text:span text:style-name="T1">N BATERIAS DM-12120 Y HR-1280</text:span>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7">
          <table:table-cell office:value-type="float" office:value="985" table:style-name="ce1">
            <text:p>985</text:p>
          </table:table-cell>
          <table:table-cell office:value-type="string" table:style-name="ce76">
            <text:p><text:s/>223.15</text:p>
          </table:table-cell>
          <table:table-cell office:value-type="float" office:value="232.1" table:style-name="ce1">
            <text:p>232,1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<text:span text:style-name="T1">PO #TD020-19 EVEREXCCED- F266910 LIQUIDACI</text:span><text:span text:style-name="T2">ﾓ</text:span><text:span text:style-name="T1">N DE IMPORTACI</text:span><text:span text:style-name="T2">ﾓ</text:span><text:span text:style-name="T1">N BATERIAS DM-12120 Y HR-1280</text:span>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string" table:style-name="ce76">
            <text:p><text:s/>.00</text:p>
          </table:table-cell>
          <table:table-cell office:value-type="float" office:value="223.15" table:style-name="ce1">
            <text:p>223,1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9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string" table:style-name="ce76">
            <text:p><text:s/>590.05</text:p>
          </table:table-cell>
          <table:table-cell office:value-type="float" office:value="0" table:style-name="ce1">
            <text:p>0</text:p>
          </table:table-cell>
          <table:table-cell office:value-type="float" office:value="590.04999999999995" table:style-name="ce1">
            <text:p>590,05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9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6">
          <table:table-cell office:value-type="float" office:value="988" table:style-name="ce1">
            <text:p>988</text:p>
          </table:table-cell>
          <table:table-cell office:value-type="string" table:style-name="ce76">
            <text:p>6-1-1-02-01-037</text:p>
          </table:table-cell>
          <table:table-cell office:value-type="string" table:style-name="ce77">
            <text:p>SERVICIOS PROF. PERS. NATURAL</text:p>
          </table:table-cell>
          <table:table-cell office:value-type="float" office:value="0" table:style-name="ce1">
            <text:p>0</text:p>
          </table:table-cell>
          <table:table-cell office:value-type="float" office:value="67657.78" table:style-name="ce78">
            <text:p>67.657,78</text:p>
          </table:table-cell>
          <table:table-cell office:value-type="float" office:value="0" table:style-name="ce1">
            <text:p>0</text:p>
          </table:table-cell>
          <table:table-cell office:value-type="float" office:value="67657.78" table:style-name="ce78">
            <text:p>67.657,7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274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string" table:style-name="ce76">
            <text:p><text:s/>6,155.85</text:p>
          </table:table-cell>
          <table:table-cell office:value-type="float" office:value="0" table:style-name="ce1">
            <text:p>0</text:p>
          </table:table-cell>
          <table:table-cell office:value-type="float" office:value="6155.85" table:style-name="ce78">
            <text:p>6.155,85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79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string" table:style-name="ce76">
            <text:p><text:s/>13,405.85</text:p>
          </table:table-cell>
          <table:table-cell office:value-type="float" office:value="0" table:style-name="ce1">
            <text:p>0</text:p>
          </table:table-cell>
          <table:table-cell office:value-type="float" office:value="7250" table:style-name="ce78">
            <text:p>7.250,0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9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string" table:style-name="ce76">
            <text:p><text:s/>19,405.85</text:p>
          </table:table-cell>
          <table:table-cell office:value-type="float" office:value="0" table:style-name="ce1">
            <text:p>0</text:p>
          </table:table-cell>
          <table:table-cell office:value-type="float" office:value="6000" table:style-name="ce78">
            <text:p>6.000,0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9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string" table:style-name="ce76">
            <text:p><text:s/>25,706.64</text:p>
          </table:table-cell>
          <table:table-cell office:value-type="float" office:value="0" table:style-name="ce1">
            <text:p>0</text:p>
          </table:table-cell>
          <table:table-cell office:value-type="float" office:value="6300.79" table:style-name="ce78">
            <text:p>6.300,79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9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string" table:style-name="ce76">
            <text:p><text:s/>33,258.73</text:p>
          </table:table-cell>
          <table:table-cell office:value-type="float" office:value="0" table:style-name="ce1">
            <text:p>0</text:p>
          </table:table-cell>
          <table:table-cell office:value-type="float" office:value="7552.09" table:style-name="ce78">
            <text:p>7.552,09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79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string" table:style-name="ce76">
            <text:p><text:s/>39,808.73</text:p>
          </table:table-cell>
          <table:table-cell office:value-type="float" office:value="0" table:style-name="ce1">
            <text:p>0</text:p>
          </table:table-cell>
          <table:table-cell office:value-type="float" office:value="6550" table:style-name="ce78">
            <text:p>6.550,0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9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string" table:style-name="ce76">
            <text:p><text:s/>48,411.57</text:p>
          </table:table-cell>
          <table:table-cell office:value-type="float" office:value="0" table:style-name="ce1">
            <text:p>0</text:p>
          </table:table-cell>
          <table:table-cell office:value-type="float" office:value="8602.84" table:style-name="ce78">
            <text:p>8.602,84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79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string" table:style-name="ce76">
            <text:p><text:s/>54,661.5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78">
            <text:p>6.250,0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79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string" table:style-name="ce76">
            <text:p><text:s/>60,859.47</text:p>
          </table:table-cell>
          <table:table-cell office:value-type="float" office:value="0" table:style-name="ce1">
            <text:p>0</text:p>
          </table:table-cell>
          <table:table-cell office:value-type="float" office:value="6197.9" table:style-name="ce78">
            <text:p>6.197,9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9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string" table:style-name="ce76">
            <text:p><text:s/>67,657.78</text:p>
          </table:table-cell>
          <table:table-cell office:value-type="float" office:value="0" table:style-name="ce1">
            <text:p>0</text:p>
          </table:table-cell>
          <table:table-cell office:value-type="float" office:value="6798.31" table:style-name="ce78">
            <text:p>6.798,31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79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6">
          <table:table-cell office:value-type="float" office:value="999" table:style-name="ce1">
            <text:p>999</text:p>
          </table:table-cell>
          <table:table-cell office:value-type="string" table:style-name="ce76">
            <text:p>6-1-1-02-01-039</text:p>
          </table:table-cell>
          <table:table-cell office:value-type="string" table:style-name="ce77">
            <text:p>SUMINISTROS DE OFICINA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355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string" table:style-name="ce76">
            <text:p><text:s/>22.0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9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6">
          <table:table-cell office:value-type="float" office:value="1001" table:style-name="ce1">
            <text:p>1001</text:p>
          </table:table-cell>
          <table:table-cell office:value-type="string" table:style-name="ce76">
            <text:p>6-1-1-02-01-042</text:p>
          </table:table-cell>
          <table:table-cell office:value-type="string" table:style-name="ce77">
            <text:p>TASA - CONTRIBUCION ORGAN - CONTROL</text:p>
          </table:table-cell>
          <table:table-cell office:value-type="float" office:value="0" table:style-name="ce1">
            <text:p>0</text:p>
          </table:table-cell>
          <table:table-cell office:value-type="float" office:value="3245.59" table:style-name="ce78">
            <text:p>3.245,59</text:p>
          </table:table-cell>
          <table:table-cell office:value-type="float" office:value="0" table:style-name="ce1">
            <text:p>0</text:p>
          </table:table-cell>
          <table:table-cell office:value-type="float" office:value="3245.59" table:style-name="ce78">
            <text:p>3.245,59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78"/>
          <table:table-cell table:number-columns-repeated="6" table:style-name="ce1"/>
          <table:table-cell table:style-name="ce79"/>
          <table:table-cell table:style-name="ce1"/>
          <table:table-cell table:style-name="ce78"/>
          <table:table-cell table:number-columns-repeated="6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33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string" table:style-name="ce76">
            <text:p><text:s/>2,179.02</text:p>
          </table:table-cell>
          <table:table-cell office:value-type="float" office:value="0" table:style-name="ce1">
            <text:p>0</text:p>
          </table:table-cell>
          <table:table-cell office:value-type="float" office:value="2179.02" table:style-name="ce78">
            <text:p>2.179,0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802" table:style-name="ce1">
            <text:p>166802</text:p>
          </table:table-cell>
          <table:table-cell office:value-type="date" office:date-value="2020-02-29T00:00:00" table:style-name="ce79">
            <text:p>29/02/2020</text:p>
          </table:table-cell>
          <table:table-cell office:value-type="string" table:style-name="ce1">
            <text:p>CK 98-0 GAD MUNICIPIO DE Q :DB -1070987135: PAGO I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string" table:style-name="ce76">
            <text:p><text:s/>2,821.49</text:p>
          </table:table-cell>
          <table:table-cell office:value-type="float" office:value="0" table:style-name="ce1">
            <text:p>0</text:p>
          </table:table-cell>
          <table:table-cell office:value-type="float" office:value="642.47" table:style-name="ce1">
            <text:p>642,4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202" table:style-name="ce1">
            <text:p>170202</text:p>
          </table:table-cell>
          <table:table-cell office:value-type="date" office:date-value="2020-05-31T00:00:00" table:style-name="ce79">
            <text:p>31/05/2020</text:p>
          </table:table-cell>
          <table:table-cell office:value-type="string" table:style-name="ce1">
            <text:p>CK 117-0 M.I. MUNICIPALIDAD :DB -1070987135: Pago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string" table:style-name="ce76">
            <text:p><text:s/>3,245.59</text:p>
          </table:table-cell>
          <table:table-cell office:value-type="float" office:value="0" table:style-name="ce1">
            <text:p>0</text:p>
          </table:table-cell>
          <table:table-cell office:value-type="float" office:value="424.1" table:style-name="ce1">
            <text:p>424,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402" table:style-name="ce1">
            <text:p>173402</text:p>
          </table:table-cell>
          <table:table-cell office:value-type="date" office:date-value="2020-07-31T00:00:00" table:style-name="ce79">
            <text:p>31/07/2020</text:p>
          </table:table-cell>
          <table:table-cell office:value-type="string" table:style-name="ce1">
            <text:p>CK 118-0 SUPERINTENDENCIA D :DB -1070987135: Pago</text:p>
          </table:table-cell>
          <table:table-cell table:number-columns-repeated="2" table:style-name="ce1"/>
          <table:table-cell table:number-columns-repeated="2" table:style-name="ce78"/>
          <table:table-cell table:number-columns-repeated="16370" table:style-name="ce1"/>
        </table:table-row>
        <table:table-row table:style-name="ro6">
          <table:table-cell office:value-type="float" office:value="1005" table:style-name="ce1">
            <text:p>1005</text:p>
          </table:table-cell>
          <table:table-cell office:value-type="string" table:style-name="ce76">
            <text:p>6-1-1-02-01-047</text:p>
          </table:table-cell>
          <table:table-cell office:value-type="string" table:style-name="ce77">
            <text:p>Intereses y Comisiones a Documento</text:p>
          </table:table-cell>
          <table:table-cell office:value-type="float" office:value="0" table:style-name="ce1">
            <text:p>0</text:p>
          </table:table-cell>
          <table:table-cell office:value-type="float" office:value="174.1" table:style-name="ce1">
            <text:p>174,1</text:p>
          </table:table-cell>
          <table:table-cell office:value-type="float" office:value="20" table:style-name="ce1">
            <text:p>20</text:p>
          </table:table-cell>
          <table:table-cell office:value-type="float" office:value="154.1" table:style-name="ce1">
            <text:p>154,1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8" table:style-name="ce1"/>
          <table:table-cell table:style-name="ce79"/>
          <table:table-cell table:number-columns-repeated="3" table:style-name="ce1"/>
          <table:table-cell table:number-columns-repeated="2" table:style-name="ce78"/>
          <table:table-cell table:number-columns-repeated="16337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  <style:font-face style:name="Noto Sans CJK SC" svg:font-family="&quot;Noto Sans CJK SC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1:04:48Z</dc:date>
    <meta:editing-cycles>5</meta:editing-cycles>
    <meta:editing-duration>PT1297S</meta:editing-duration>
  </office:meta>
</office:document-meta>
</file>